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Georgia" fo:font-size="10.5pt" style:font-size-asian="10.5pt" style:font-size-complex="10.5pt"/>
    </style:style>
    <style:style style:name="P7" style:family="paragraph" style:parent-style-name="_5b_Normal_5d_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_5b_Normal_5d_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</style:style>
    <style:style style:name="P9" style:family="paragraph" style:parent-style-name="_5b_Normal_5d_">
      <style:paragraph-properties fo:margin-top="0in" fo:margin-bottom="0in" fo:line-height="100%" fo:text-align="start" style:justify-single-word="fals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BODY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size="10.5pt" style:font-size-asian="10.5pt" style:font-size-complex="10.5pt"/>
    </style:style>
    <style:style style:name="P11" style:family="paragraph" style:parent-style-name="BODY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12" style:family="paragraph" style:parent-style-name="BODY">
      <style:paragraph-properties fo:margin-top="0in" fo:margin-bottom="0in" fo:line-height="100%" fo:text-align="start" style:justify-single-word="fals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Georgia" fo:font-size="10.5pt" fo:letter-spacing="normal" fo:language="none" fo:country="none" fo:font-style="normal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3" style:family="text">
      <style:text-properties fo:font-variant="normal" fo:text-transform="none" style:font-name="Georgia" fo:font-size="10.5pt" fo:letter-spacing="normal" fo:language="none" fo:country="none" fo:font-style="normal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4" style:family="text">
      <style:text-properties fo:font-variant="normal" fo:text-transform="none" style:font-name="Georgia" fo:letter-spacing="normal" fo:language="none" fo:country="none" fo:font-style="normal" style:font-name-asian="Georgia" style:language-asian="none" style:country-asian="none" style:font-name-complex="Georgia" style:language-complex="none" style:country-complex="none"/>
    </style:style>
    <style:style style:name="T5" style:family="text">
      <style:text-properties fo:font-variant="normal" fo:text-transform="none" style:font-name="Georgia" fo:letter-spacing="normal" fo:language="none" fo:country="none" fo:font-style="normal" fo:font-weight="bold" style:font-name-asian="Georgia" style:language-asian="none" style:country-asian="none" style:font-weight-asian="bold" style:font-name-complex="Georgia" style:language-complex="none" style:country-complex="none" style:font-weight-complex="bold"/>
    </style:style>
    <style:style style:name="T6" style:family="text">
      <style:text-properties fo:font-variant="normal" fo:text-transform="none" fo:color="#545454" style:font-name="Georgia" fo:font-size="10.5pt" fo:letter-spacing="normal" fo:language="none" fo:country="none" fo:font-style="italic" style:font-name-asian="Georgia" style:font-size-asian="10.5pt" style:language-asian="none" style:country-asian="none" style:font-style-asian="italic" style:font-name-complex="Georgia" style:font-size-complex="10.5pt" style:language-complex="none" style:country-complex="none" style:font-style-complex="italic"/>
    </style:style>
    <style:style style:name="T7" style:family="text">
      <style:text-properties fo:color="#000000"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8" style:family="text">
      <style:text-properties fo:color="#000000" style:font-name="Georgia" fo:font-size="10.5pt" fo:language="none" fo:country="none" fo:font-style="italic" style:font-name-asian="Georgia" style:font-size-asian="10.5pt" style:language-asian="none" style:country-asian="none" style:font-style-asian="italic" style:font-name-complex="Georgia" style:font-size-complex="10.5pt" style:language-complex="none" style:country-complex="none" style:font-style-complex="italic"/>
    </style:style>
    <style:style style:name="T9" style:family="text">
      <style:text-properties fo:color="#000000" fo:language="none" fo:country="none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10" style:family="text">
      <style:text-properties fo:color="#000000" fo:language="none" fo:country="none" fo:font-style="italic" style:font-name-asian="Georgia" style:language-asian="none" style:country-asian="none" style:font-style-asian="italic" style:font-weight-asian="normal" style:font-name-complex="Georgia" style:language-complex="none" style:country-complex="none" style:font-style-complex="italic" style:font-weight-complex="normal"/>
    </style:style>
    <style:style style:name="T11" style:family="text">
      <style:text-properties style:font-name="Georgia" fo:font-size="10.5pt" fo:font-weight="bold" style:font-size-asian="10.5pt" style:font-weight-asian="bold" style:font-size-complex="10.5pt" style:font-weight-complex="bold"/>
    </style:style>
    <style:style style:name="T12" style:family="text">
      <style:text-properties style:font-name="Georgia" fo:font-size="10.5pt" style:font-size-asian="10.5pt" style:font-size-complex="10.5pt"/>
    </style:style>
    <style:style style:name="T13" style:family="text">
      <style:text-properties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14" style:family="text">
      <style:text-properties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15" style:family="text">
      <style:text-properties style:font-name="Georgia" fo:language="none" fo:country="none" fo:font-style="italic" style:font-name-asian="Georgia" style:language-asian="none" style:country-asian="none" style:font-style-asian="italic" style:font-name-complex="Georgia" style:language-complex="none" style:country-complex="none" style:font-style-complex="italic"/>
    </style:style>
    <style:style style:name="T16" style:family="text">
      <style:text-properties style:font-name="Georgia" fo:language="none" fo:country="none" fo:font-weight="bold" style:font-name-asian="Georgia" style:language-asian="none" style:country-asian="none" style:font-weight-asian="bold" style:font-name-complex="Georgia" style:language-complex="none" style:country-complex="none" style:font-weight-complex="bold"/>
    </style:style>
    <style:style style:name="T17" style:family="text">
      <style:text-properties style:font-name="Georgia" fo:language="en" fo:country="US" style:font-name-asian="Georgia" style:language-asian="none" style:country-asian="none" style:font-name-complex="Georgia" style:language-complex="none" style:country-complex="none"/>
    </style:style>
    <style:style style:name="T18" style:family="text">
      <style:text-properties fo:color="#802020" style:font-name="Georgia" fo:font-size="12pt" fo:language="none" fo:country="none" fo:font-weight="bold" style:font-name-asian="Georgia" style:font-size-asian="12pt" style:language-asian="none" style:country-asian="none" style:font-weight-asian="bold" style:font-name-complex="Georgia" style:font-size-complex="12pt" style:language-complex="none" style:country-complex="none" style:font-weight-complex="bold"/>
    </style:style>
    <style:style style:name="T19" style:family="text">
      <style:text-properties fo:color="#802020" style:font-name="Georgia" fo:language="none" fo:country="none" fo:font-weight="bold" style:font-name-asian="Georgia" style:language-asian="none" style:country-asian="none" style:font-weight-asian="bold" style:font-name-complex="Georgia" style:language-complex="none" style:country-complex="none" style:font-weight-complex="bold"/>
    </style:style>
    <style:style style:name="T20" style:family="text">
      <style:text-properties fo:color="#545454" style:font-name="Georgia" fo:font-size="12pt" fo:language="none" fo:country="none" fo:font-style="italic" style:font-name-asian="Georgia" style:font-size-asian="12pt" style:language-asian="none" style:country-asian="none" style:font-style-asian="italic" style:font-name-complex="Georgia" style:font-size-complex="12pt" style:language-complex="none" style:country-complex="none" style:font-style-complex="italic"/>
    </style:style>
    <style:style style:name="T21" style:family="text">
      <style:text-properties fo:color="#545454" style:font-name="Georgia" fo:language="none" fo:country="none" fo:font-style="italic" style:font-name-asian="Georgia" style:language-asian="none" style:country-asian="none" style:font-style-asian="italic" style:font-name-complex="Georgia" style:language-complex="none" style:country-complex="none" style:font-style-complex="italic"/>
    </style:style>
    <style:style style:name="T22" style:family="text">
      <style:text-properties fo:color="#208080"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23" style:family="text">
      <style:text-properties fo:color="#208080"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24" style:family="text">
      <style:text-properties fo:color="#208080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25" style:family="text">
      <style:text-properties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26" style:family="text">
      <style:text-properties fo:language="none" fo:country="none" style:font-name-asian="Georgia" style:language-asian="none" style:country-asian="none" style:font-name-complex="Georgia" style:language-complex="none" style:country-complex="none"/>
    </style:style>
    <style:style style:name="T27" style:family="text">
      <style:text-properties fo:language="none" fo:country="none" fo:font-style="italic" style:font-name-asian="Georgia" style:language-asian="none" style:country-asian="none" style:font-style-asian="italic" style:font-name-complex="Georgia" style:language-complex="none" style:country-complex="none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hoosing Evil</text:span> </text:p>
      <text:p text:style-name="P1"><text:span text:style-name="T1">Read:</text:span> Hosea 4:1-7; <text:s/>Romans 1:21-32</text:p>
      <text:p text:style-name="P5"><text:span text:style-name="T11">Text:</text:span><text:span text:style-name="T12"> </text:span><text:span text:style-name="T7">Jeremiah 5:25 “Your iniquities have turned away these </text:span><text:span text:style-name="T8">things,</text:span><text:span text:style-name="T7"> and your sins have withholden good </text:span><text:span text:style-name="T8">things</text:span><text:span text:style-name="T7"> from you.”</text:span></text:p>
      <text:p text:style-name="P6"/>
      <text:p text:style-name="P3"><text:span text:style-name="T1">Introduction:</text:span> For most of my life I have watched the way the world was going and thinking that it can't get much worse before Christ comes. <text:s/>The <text:s/>past couple of years have served to prove that it could get much worse than I ever thought it could get. <text:s/>The insane world that we live in calls good evil and evil good. <text:s/>You can lose your job for being truthful about the gender of the person in front of you. <text:s/>You can be fired if you follow the HIPPA laws and refuse to violate your secure medical status. <text:s/>You can be shunned and called terrible names if you believe what God says about the moral behavior of the folks in your workplace. <text:s/>How did it come to this? <text:s/>It came to this because (as Hosea said: “<text:span text:style-name="T9">My people are destroyed for lack of knowledge: because thou hast rejected knowledge...”) <text:s/>(And as Paul said to the Romans: “ they did not like to retain God in </text:span><text:span text:style-name="T10">their</text:span><text:span text:style-name="T9"> knowledge.”)</text:span></text:p>
      <text:p text:style-name="P4"><text:s text:c="2"/>This choosing of evil is not a new thing. <text:s/>This was prevalent <text:s/>in both the Old and New Testaments.</text:p>
      <text:p text:style-name="P4"/>
      <text:p text:style-name="P4"><text:span text:style-name="T1">I. No Truth, No Mercy, No Knowledge of God:</text:span> Hosea tells us that these three ingredients are missing in Israel. <text:s/>A result of these three missing things had caused a rift between God and Israel. <text:s/>Who has heard someone say: “There is no absolute truth?” <text:s/>When Pilate was on the spot with Jesus he asked: “What is truth?” <text:s/>For the most part the general population, who are politically correct, tend to believe that truth is what-ever you want it to be. <text:s/></text:p>
      <text:p text:style-name="P4"><text:s text:c="2"/>There has never been a time in our history that we have seen such a lack of mercy. <text:s/>Parents are deserting their children at an alarming rate. <text:s/>Mothers are murdering their own children. <text:s/>Parents turn the education of their children over to atheistic teachers for their basic educational needs. <text:s/>Most of the games played by our children are games of murder and crime against others. <text:s/>One game has the winner raping a woman as the prize for winning. <text:s/>Before 911 there was a video game where the participant actually flies a plane into one of the twin towers. Perhaps that is where the <text:s/>enemy's of the Unites States got the idea. <text:s/>A time of no mercy is a sad time indeed. <text:s text:c="2"/></text:p>
      <text:p text:style-name="P4"><text:s text:c="2"/>Both Hosea and Paul address the issue of lack of knowledge of God as one of choice. <text:s/>Hosea says that they have rejected knowledge while Paul says: “<text:span text:style-name="T26">they did not like to retain God in </text:span><text:span text:style-name="T27">their</text:span><text:span text:style-name="T26"> knowledge.” <text:s/>It is hard to be comfortable in our sin when we recognize that God is looking over our shoulder. <text:s/>It's much easier to do wrong when we convince ourselves that no one is hurt <text:s/>or even cares about our behavior. <text:s/>Just erase God from our</text:span></text:p>
      <text:p text:style-name="P4">life and we can do whatever pleases us without an accusing conscience.</text:p>
      <text:p text:style-name="P4"/>
      <text:p text:style-name="P12"><text:span text:style-name="T5">II. Living like there is no God:</text:span><text:span text:style-name="T4"> Hosea 4:2 says: “</text:span><text:span text:style-name="T14">By swearing, and lying, and killing, and stealing, and committing adultery, they break out, and blood toucheth blood.” <text:s/>Hosea describes Israel as having no respect for the divine, no attachment to the truth, Life is not sacred to them. <text:s/>They are dishonest, immoral, and violence toward others is rampant. <text:s/>The community could not be comfortable living like this except for the fact that they have erased God from the </text:span><text:span text:style-name="T17">equation</text:span><text:span text:style-name="T14"> of their life. <text:s/>Without God there is little to no restraint in the life of the lost.</text:span></text:p>
      <text:p text:style-name="P9"><text:span text:style-name="T14"><text:s text:c="2"/>These folks have made the choice to erase God from their life and con-science. <text:s text:c="2"/>They cannot actually erase God and so they will someday face Him and His Word; to which they will be held accountable. <text:s/></text:span></text:p>
      <text:p text:style-name="P7"><text:span text:style-name="T14"/></text:p>
      <text:p text:style-name="P7"><text:span text:style-name="T16">III. Ignored God, Unthankful, Vain, Foolish Heart:</text:span><text:span text:style-name="T14"> <text:s/>Paul points out four things that are displayed in the life of one who: “did not like to retain God in </text:span><text:span text:style-name="T15">their</text:span><text:span text:style-name="T14"> knowledge.” <text:s/>Paul points out that these people had once known God. <text:s/>They chose to demean Him to the status of mere man. <text:s/>He was no longer “God” to them. <text:s/>Perhaps he is now: “the man upstairs.” </text:span></text:p>
      <text:p text:style-name="P7"><text:span text:style-name="T14"><text:s text:c="2"/>When you are in charge because you reject “God” then you quickly have no reason to be thankful for there is no God to be thankful to. <text:s/></text:span></text:p>
      <text:p text:style-name="P7"><text:span text:style-name="T14"><text:s text:c="2"/>These folks took a lot of selfies. <text:s/>That's what it means when it says they: “</text:span><text:span text:style-name="T4">became vain in their imaginations.” <text:s/>They were looking in the mirror when they said: “You're #1.” <text:s/>They are 100% self absorbed. <text:s/>Does this look like anything that you are seeing in the news today? <text:s/>Especially when you look at those people from our nations capitol? <text:s/></text:span></text:p>
      <text:p text:style-name="P8"><text:span text:style-name="T2"><text:s text:c="2"/>Paul concludes this thought by saying that: “their foolish heart was dark-ened.” <text:s/>They had rejected the light and therefore they were in the dark. <text:s/>Their heart was foolish because; as David said in Psalm 53:1 “</text:span><text:span text:style-name="T3">The fool hath said in his heart, </text:span><text:span text:style-name="T6">There is</text:span><text:span text:style-name="T3"> no God...” <text:s/>In an attempt to prove their wisdom they were exposed as fools. <text:s/>They worshiped mother earth, they elevated the animal population to equality with human beings, and it was a quick step into immorality with both people and beasts of the earth.</text:span></text:p>
      <text:p text:style-name="P7"><text:span text:style-name="T14"/></text:p>
      <text:p text:style-name="P7"><text:span text:style-name="T16">Conclude:</text:span><text:span text:style-name="T14"> <text:s/>God gave them up to sin as they chose. <text:s/>When we choose to ignore the knowledge of God and live as the god of our own imagination then we have chosen to be evil. <text:s/>How does this mindset happen to us? Solomon tells us how this starts in Proverbs 24 (read vs 30-34) <text:s/>It starts with “a little sleep, a little slumber, a little folding of the hands to sleep.”</text:span></text:p>
      <text:p text:style-name="P11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 </dc:creator>
    <meta:editing-cycles>14</meta:editing-cycles>
    <meta:creation-date>2014-03-28T17:34:00</meta:creation-date>
    <dc:date>2021-08-07T18:31:49.68</dc:date>
    <meta:editing-duration>PT22H18M22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16" meta:word-count="951" meta:character-count="52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